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position="0% 100%" style:text-underline-style="solid" style:text-underline-width="auto" style:text-underline-color="font-color" fo:font-weight="bold" officeooo:rsid="001d99b4" officeooo:paragraph-rsid="001d99b4" style:font-weight-asian="bold" style:font-weight-complex="bold"/>
    </style:style>
    <style:style style:name="P2" style:family="paragraph" style:parent-style-name="Standard">
      <style:text-properties style:text-position="0% 100%" style:text-underline-style="solid" style:text-underline-width="auto" style:text-underline-color="font-color" fo:font-weight="bold" officeooo:rsid="001fc883" officeooo:paragraph-rsid="001fc883" style:font-weight-asian="bold" style:font-weight-complex="bold"/>
    </style:style>
    <style:style style:name="P3" style:family="paragraph" style:parent-style-name="Standard">
      <style:text-properties style:text-position="0% 100%" style:text-underline-style="none" fo:font-weight="normal" officeooo:rsid="001d99b4" officeooo:paragraph-rsid="001d99b4" style:font-weight-asian="normal" style:font-weight-complex="normal"/>
    </style:style>
    <style:style style:name="P4" style:family="paragraph" style:parent-style-name="Standard">
      <style:text-properties style:text-position="0% 100%" style:text-underline-style="none" fo:font-weight="normal" officeooo:rsid="00214909" officeooo:paragraph-rsid="00214909" style:font-weight-asian="normal" style:font-weight-complex="normal"/>
    </style:style>
    <style:style style:name="P5" style:family="paragraph" style:parent-style-name="Standard">
      <style:text-properties style:text-position="0% 100%" style:text-underline-style="none" fo:font-weight="normal" officeooo:rsid="0023e40c" officeooo:paragraph-rsid="0023e40c" style:font-weight-asian="normal" style:font-weight-complex="normal"/>
    </style:style>
    <style:style style:name="P6" style:family="paragraph" style:parent-style-name="Standard">
      <style:text-properties style:text-position="0% 100%" style:text-underline-style="none" fo:font-weight="normal" officeooo:rsid="00280206" officeooo:paragraph-rsid="00280206" style:font-weight-asian="normal" style:font-weight-complex="normal"/>
    </style:style>
    <style:style style:name="P7" style:family="paragraph" style:parent-style-name="Standard">
      <style:text-properties style:text-position="0% 100%" style:text-underline-style="none" fo:font-weight="normal" officeooo:rsid="0041fb70" officeooo:paragraph-rsid="00437985" style:font-weight-asian="normal" style:font-weight-complex="normal"/>
    </style:style>
    <style:style style:name="P8" style:family="paragraph" style:parent-style-name="Standard">
      <style:text-properties style:text-position="0% 100%" style:text-underline-style="none" fo:font-weight="normal" officeooo:rsid="005ab658" officeooo:paragraph-rsid="006c29a7" style:font-weight-asian="normal" style:font-weight-complex="normal"/>
    </style:style>
    <style:style style:name="P9" style:family="paragraph" style:parent-style-name="Standard">
      <style:text-properties style:text-position="0% 100%" style:text-underline-style="none" fo:font-weight="bold" officeooo:rsid="0041fb70" officeooo:paragraph-rsid="00437985" style:font-weight-asian="bold" style:font-weight-complex="bold"/>
    </style:style>
    <style:style style:name="P10" style:family="paragraph" style:parent-style-name="Standard">
      <style:text-properties style:text-position="0% 100%" style:text-underline-style="none" fo:font-weight="bold" officeooo:rsid="0046255c" officeooo:paragraph-rsid="0046255c" style:font-weight-asian="bold" style:font-weight-complex="bold"/>
    </style:style>
    <style:style style:name="P11" style:family="paragraph" style:parent-style-name="Standard">
      <style:text-properties style:text-position="0% 100%" style:text-underline-style="none" fo:font-weight="bold" officeooo:rsid="007a4d0b" officeooo:paragraph-rsid="007a4d0b" style:font-weight-asian="bold" style:font-weight-complex="bold"/>
    </style:style>
    <style:style style:name="P12" style:family="paragraph" style:parent-style-name="Standard">
      <style:text-properties officeooo:rsid="001d99b4" officeooo:paragraph-rsid="00437985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6edab0" officeooo:paragraph-rsid="006edab0" style:font-weight-asian="bold" style:font-weight-complex="bold"/>
    </style:style>
    <style:style style:name="P14" style:family="paragraph" style:parent-style-name="Standard">
      <style:text-properties style:text-underline-style="none" fo:font-weight="normal" officeooo:rsid="006edab0" officeooo:paragraph-rsid="006edab0" style:font-weight-asian="normal" style:font-weight-complex="normal"/>
    </style:style>
    <style:style style:name="P15" style:family="paragraph" style:parent-style-name="Standard" style:list-style-name="L1">
      <style:text-properties style:text-position="0% 100%" style:text-underline-style="none" fo:font-weight="normal" officeooo:rsid="001fc883" officeooo:paragraph-rsid="0036d94f" style:font-weight-asian="normal" style:font-weight-complex="normal"/>
    </style:style>
    <style:style style:name="P16" style:family="paragraph" style:parent-style-name="Standard" style:list-style-name="L2">
      <style:text-properties style:text-position="0% 100%" style:text-underline-style="none" fo:font-weight="normal" officeooo:rsid="005deb63" officeooo:paragraph-rsid="005deb63" style:font-weight-asian="normal" style:font-weight-complex="normal"/>
    </style:style>
    <style:style style:name="P17" style:family="paragraph" style:parent-style-name="Standard" style:list-style-name="L3">
      <style:text-properties style:text-position="0% 100%" style:text-underline-style="none" fo:font-weight="normal" officeooo:rsid="00214909" officeooo:paragraph-rsid="00214909" style:font-weight-asian="normal" style:font-weight-complex="normal"/>
    </style:style>
    <style:style style:name="P18" style:family="paragraph" style:parent-style-name="Standard" style:list-style-name="L3">
      <style:text-properties style:text-position="0% 100%" style:text-underline-style="none" fo:font-weight="normal" officeooo:rsid="00214909" officeooo:paragraph-rsid="005096b4" style:font-weight-asian="normal" style:font-weight-complex="normal"/>
    </style:style>
    <style:style style:name="P19" style:family="paragraph" style:parent-style-name="Standard" style:list-style-name="L3">
      <style:text-properties style:text-position="0% 100%" style:text-underline-style="none" fo:font-weight="normal" officeooo:rsid="00214909" officeooo:paragraph-rsid="00513ae1" style:font-weight-asian="normal" style:font-weight-complex="normal"/>
    </style:style>
    <style:style style:name="P20" style:family="paragraph" style:parent-style-name="Standard" style:list-style-name="L3">
      <style:text-properties style:text-position="0% 100%" style:text-underline-style="none" fo:font-weight="normal" officeooo:rsid="0060a7f7" officeooo:paragraph-rsid="0060a7f7" style:font-weight-asian="normal" style:font-weight-complex="normal"/>
    </style:style>
    <style:style style:name="P21" style:family="paragraph" style:parent-style-name="Standard" style:list-style-name="L3">
      <style:text-properties style:text-position="0% 100%" style:text-underline-style="none" fo:font-weight="normal" officeooo:rsid="00280206" officeooo:paragraph-rsid="00513ae1" style:font-weight-asian="normal" style:font-weight-complex="normal"/>
    </style:style>
    <style:style style:name="P22" style:family="paragraph" style:parent-style-name="Standard" style:list-style-name="L3">
      <style:text-properties style:text-position="0% 100%" style:text-underline-style="none" fo:font-weight="normal" officeooo:rsid="004d8ba4" officeooo:paragraph-rsid="00513ae1" style:font-weight-asian="normal" style:font-weight-complex="normal"/>
    </style:style>
    <style:style style:name="P23" style:family="paragraph" style:parent-style-name="Standard" style:list-style-name="L3">
      <style:text-properties style:text-position="0% 100%" style:text-underline-style="none" fo:font-weight="normal" officeooo:rsid="00261edb" officeooo:paragraph-rsid="00617c3b" style:font-weight-asian="normal" style:font-weight-complex="normal"/>
    </style:style>
    <style:style style:name="P24" style:family="paragraph" style:parent-style-name="Standard" style:list-style-name="L3">
      <style:text-properties style:text-position="0% 100%" style:text-underline-style="none" fo:font-weight="normal" officeooo:rsid="0023e40c" officeooo:paragraph-rsid="0065a92d" style:font-weight-asian="normal" style:font-weight-complex="normal"/>
    </style:style>
    <style:style style:name="P25" style:family="paragraph" style:parent-style-name="Standard" style:list-style-name="L3">
      <style:text-properties style:text-position="0% 100%" style:text-underline-style="none" fo:font-weight="normal" officeooo:rsid="004ae9bb" officeooo:paragraph-rsid="0057d74e" style:font-weight-asian="normal" style:font-weight-complex="normal"/>
    </style:style>
    <style:style style:name="P26" style:family="paragraph" style:parent-style-name="Standard" style:list-style-name="L3">
      <style:text-properties style:text-position="0% 100%" style:text-underline-style="none" fo:font-weight="normal" officeooo:rsid="002610c7" officeooo:paragraph-rsid="0063c952" style:font-weight-asian="normal" style:font-weight-complex="normal"/>
    </style:style>
    <style:style style:name="P27" style:family="paragraph" style:parent-style-name="Standard" style:list-style-name="L3">
      <style:text-properties style:text-position="0% 100%" style:text-underline-style="none" fo:font-weight="normal" officeooo:rsid="00224c74" officeooo:paragraph-rsid="00224c74" style:font-weight-asian="normal" style:font-weight-complex="normal"/>
    </style:style>
    <style:style style:name="P28" style:family="paragraph" style:parent-style-name="Standard" style:list-style-name="L3">
      <style:text-properties style:text-position="0% 100%" style:text-underline-style="none" fo:font-weight="normal" officeooo:rsid="0025a34f" officeooo:paragraph-rsid="0025a34f" style:font-weight-asian="normal" style:font-weight-complex="normal"/>
    </style:style>
    <style:style style:name="P29" style:family="paragraph" style:parent-style-name="Standard" style:list-style-name="L4">
      <style:text-properties style:text-position="0% 100%" style:text-underline-style="none" fo:font-weight="normal" officeooo:rsid="007a4d0b" officeooo:paragraph-rsid="007a4d0b" style:font-weight-asian="normal" style:font-weight-complex="normal"/>
    </style:style>
    <style:style style:name="P30" style:family="paragraph" style:parent-style-name="Standard">
      <style:text-properties style:text-position="0% 100%" style:text-underline-style="none" fo:font-weight="normal" officeooo:rsid="007a4d0b" officeooo:paragraph-rsid="007a4d0b" style:font-weight-asian="normal" style:font-weight-complex="normal"/>
    </style:style>
    <style:style style:name="P31" style:family="paragraph" style:parent-style-name="Standard" style:list-style-name="L4">
      <style:text-properties style:text-position="0% 100%" style:text-underline-style="none" fo:font-weight="normal" officeooo:rsid="002bc9d8" officeooo:paragraph-rsid="002bc9d8" style:font-weight-asian="normal" style:font-weight-complex="normal"/>
    </style:style>
    <style:style style:name="P32" style:family="paragraph" style:parent-style-name="Standard" style:list-style-name="L4">
      <style:text-properties style:text-position="0% 100%" style:text-underline-style="none" fo:font-weight="normal" officeooo:rsid="003cd70f" officeooo:paragraph-rsid="003cd70f" style:font-weight-asian="normal" style:font-weight-complex="normal"/>
    </style:style>
    <style:style style:name="P33" style:family="paragraph" style:parent-style-name="Standard" style:list-style-name="L7">
      <style:text-properties style:text-position="0% 100%" style:text-underline-style="none" fo:font-weight="normal" officeooo:rsid="003cd70f" officeooo:paragraph-rsid="003cd70f" style:font-weight-asian="normal" style:font-weight-complex="normal"/>
    </style:style>
    <style:style style:name="P34" style:family="paragraph" style:parent-style-name="Standard" style:list-style-name="L5">
      <style:text-properties style:text-position="0% 100%" style:text-underline-style="none" fo:font-weight="normal" officeooo:rsid="0059b69c" officeooo:paragraph-rsid="006c29a7" style:font-weight-asian="normal" style:font-weight-complex="normal"/>
    </style:style>
    <style:style style:name="P35" style:family="paragraph" style:parent-style-name="Standard" style:list-style-name="L5">
      <style:text-properties style:text-position="0% 100%" style:text-underline-style="none" fo:font-weight="normal" officeooo:rsid="006c56cc" officeooo:paragraph-rsid="006c56cc" style:font-weight-asian="normal" style:font-weight-complex="normal"/>
    </style:style>
    <style:style style:name="P36" style:family="paragraph" style:parent-style-name="Standard" style:list-style-name="L5">
      <style:text-properties style:text-position="0% 100%" style:text-underline-style="none" fo:font-weight="normal" officeooo:rsid="0055b576" officeooo:paragraph-rsid="006c29a7" style:font-weight-asian="normal" style:font-weight-complex="normal"/>
    </style:style>
    <style:style style:name="P37" style:family="paragraph" style:parent-style-name="Standard" style:list-style-name="L5">
      <style:text-properties style:text-position="0% 100%" style:text-underline-style="none" fo:font-weight="normal" officeooo:rsid="00673056" officeooo:paragraph-rsid="006c29a7" style:font-weight-asian="normal" style:font-weight-complex="normal"/>
    </style:style>
    <style:style style:name="P38" style:family="paragraph" style:parent-style-name="Standard" style:list-style-name="L5">
      <style:text-properties style:text-position="0% 100%" style:text-underline-style="none" fo:font-weight="normal" officeooo:rsid="005ab658" officeooo:paragraph-rsid="006c29a7" style:font-weight-asian="normal" style:font-weight-complex="normal"/>
    </style:style>
    <style:style style:name="P39" style:family="paragraph" style:parent-style-name="Standard" style:list-style-name="L1">
      <style:text-properties style:text-position="0% 100%" style:text-underline-style="none" fo:font-weight="normal" officeooo:rsid="005ab658" officeooo:paragraph-rsid="006c29a7" style:font-weight-asian="normal" style:font-weight-complex="normal"/>
    </style:style>
    <style:style style:name="P40" style:family="paragraph" style:parent-style-name="Standard" style:list-style-name="L11">
      <style:text-properties style:text-position="0% 100%" style:text-underline-style="none" fo:font-weight="normal" officeooo:rsid="005ab658" officeooo:paragraph-rsid="0047ca3e" style:font-weight-asian="normal" style:font-weight-complex="normal"/>
    </style:style>
    <style:style style:name="P41" style:family="paragraph" style:parent-style-name="Standard" style:list-style-name="L5">
      <style:text-properties style:text-position="0% 100%" style:text-underline-style="none" fo:font-weight="normal" officeooo:rsid="0077718a" officeooo:paragraph-rsid="0077718a" style:font-weight-asian="normal" style:font-weight-complex="normal"/>
    </style:style>
    <style:style style:name="P42" style:family="paragraph" style:parent-style-name="Standard" style:list-style-name="L5">
      <style:text-properties style:text-position="0% 100%" style:text-underline-style="none" fo:font-weight="normal" officeooo:rsid="0053c02e" officeooo:paragraph-rsid="0077718a" style:font-weight-asian="normal" style:font-weight-complex="normal"/>
    </style:style>
    <style:style style:name="P43" style:family="paragraph" style:parent-style-name="Standard" style:list-style-name="L6">
      <style:text-properties style:text-position="0% 100%" style:text-underline-style="none" fo:font-weight="normal" officeooo:rsid="006e154d" officeooo:paragraph-rsid="006e154d" style:font-weight-asian="normal" style:font-weight-complex="normal"/>
    </style:style>
    <style:style style:name="P44" style:family="paragraph" style:parent-style-name="Standard" style:list-style-name="L1">
      <style:text-properties style:text-position="0% 100%" style:text-underline-style="none" fo:font-weight="normal" officeooo:rsid="002b04ca" officeooo:paragraph-rsid="003888c3" style:font-weight-asian="normal" style:font-weight-complex="normal"/>
    </style:style>
    <style:style style:name="P45" style:family="paragraph" style:parent-style-name="Standard" style:list-style-name="L8">
      <style:text-properties style:text-position="0% 100%" style:text-underline-style="none" fo:font-weight="normal" officeooo:rsid="0041fb70" officeooo:paragraph-rsid="00437985" style:font-weight-asian="normal" style:font-weight-complex="normal"/>
    </style:style>
    <style:style style:name="P46" style:family="paragraph" style:parent-style-name="Standard" style:list-style-name="L9">
      <style:text-properties style:text-position="0% 100%" style:text-underline-style="none" fo:font-weight="normal" officeooo:rsid="0041fb70" officeooo:paragraph-rsid="00437985" style:font-weight-asian="normal" style:font-weight-complex="normal"/>
    </style:style>
    <style:style style:name="P47" style:family="paragraph" style:parent-style-name="Standard" style:list-style-name="L1">
      <style:text-properties style:text-position="0% 100%" style:text-underline-style="none" fo:font-weight="normal" officeooo:rsid="0041fb70" officeooo:paragraph-rsid="0041fb70" style:font-weight-asian="normal" style:font-weight-complex="normal"/>
    </style:style>
    <style:style style:name="P48" style:family="paragraph" style:parent-style-name="Standard" style:list-style-name="L10">
      <style:text-properties style:text-position="0% 100%" style:text-underline-style="none" fo:font-weight="normal" officeooo:rsid="0046255c" officeooo:paragraph-rsid="0046255c" style:font-weight-asian="normal" style:font-weight-complex="normal"/>
    </style:style>
    <style:style style:name="P49" style:family="paragraph" style:parent-style-name="Standard" style:list-style-name="L10">
      <style:text-properties style:text-position="0% 100%" style:text-underline-style="none" fo:font-weight="normal" officeooo:rsid="00471682" officeooo:paragraph-rsid="0046255c" style:font-weight-asian="normal" style:font-weight-complex="normal"/>
    </style:style>
    <style:style style:name="P50" style:family="paragraph" style:parent-style-name="Standard" style:list-style-name="L10">
      <style:text-properties style:text-position="0% 100%" style:text-underline-style="none" fo:font-weight="bold" officeooo:rsid="00451cdb" officeooo:paragraph-rsid="00451cdb" style:font-weight-asian="bold" style:font-weight-complex="bold"/>
    </style:style>
    <style:style style:name="P51" style:family="paragraph" style:parent-style-name="Standard" style:list-style-name="L10">
      <style:text-properties style:text-position="0% 100%" style:text-underline-style="none" fo:font-weight="bold" officeooo:rsid="0046255c" officeooo:paragraph-rsid="0046255c" style:font-weight-asian="bold" style:font-weight-complex="bold"/>
    </style:style>
    <style:style style:name="P52" style:family="paragraph" style:parent-style-name="Standard" style:list-style-name="L11">
      <style:text-properties style:text-position="0% 100%" style:text-underline-style="none" fo:font-weight="bold" officeooo:rsid="0047ca3e" officeooo:paragraph-rsid="0047ca3e" style:font-weight-asian="bold" style:font-weight-complex="bold"/>
    </style:style>
    <style:style style:name="P53" style:family="paragraph" style:parent-style-name="Standard" style:list-style-name="L1">
      <style:text-properties style:text-position="0% 100%" style:text-underline-style="none" fo:font-weight="bold" officeooo:rsid="0075660e" officeooo:paragraph-rsid="0075660e" style:font-weight-asian="bold" style:font-weight-complex="bold"/>
    </style:style>
    <style:style style:name="P54" style:family="paragraph" style:parent-style-name="Standard" style:list-style-name="L12">
      <style:text-properties style:text-position="0% 100%" style:text-underline-style="none" fo:font-weight="bold" officeooo:rsid="007a4d0b" officeooo:paragraph-rsid="007a4d0b" style:font-weight-asian="bold" style:font-weight-complex="bold"/>
    </style:style>
    <style:style style:name="P55" style:family="paragraph" style:parent-style-name="Standard" style:list-style-name="L13">
      <style:text-properties style:text-position="0% 100%" style:text-underline-style="none" fo:font-weight="bold" officeooo:rsid="007a4d0b" officeooo:paragraph-rsid="007a4d0b" style:font-weight-asian="bold" style:font-weight-complex="bold"/>
    </style:style>
    <style:style style:name="P56" style:family="paragraph" style:parent-style-name="Standard" style:list-style-name="L1">
      <style:text-properties style:text-position="0% 100%" style:text-underline-style="solid" style:text-underline-width="auto" style:text-underline-color="font-color" fo:font-weight="normal" officeooo:rsid="004a3e9a" officeooo:paragraph-rsid="004a3e9a" style:font-weight-asian="normal" style:font-weight-complex="normal"/>
    </style:style>
    <style:style style:name="P57" style:family="paragraph" style:parent-style-name="Standard" style:list-style-name="L1">
      <style:text-properties style:text-position="0% 100%" style:text-underline-style="solid" style:text-underline-width="auto" style:text-underline-color="font-color" fo:font-weight="normal" officeooo:rsid="0059b69c" officeooo:paragraph-rsid="006c29a7" style:font-weight-asian="normal" style:font-weight-complex="normal"/>
    </style:style>
    <style:style style:name="P58" style:family="paragraph" style:parent-style-name="Standard" style:list-style-name="L1">
      <style:text-properties style:text-position="0% 100%" style:text-underline-style="solid" style:text-underline-width="auto" style:text-underline-color="font-color" fo:font-weight="normal" officeooo:rsid="007a4d0b" officeooo:paragraph-rsid="007a4d0b" style:font-weight-asian="normal" style:font-weight-complex="normal"/>
    </style:style>
    <style:style style:name="P59" style:family="paragraph" style:parent-style-name="Standard" style:list-style-name="L1">
      <style:text-properties style:text-position="0% 100%" style:text-underline-style="solid" style:text-underline-width="auto" style:text-underline-color="font-color" fo:font-weight="bold" officeooo:rsid="0059b69c" officeooo:paragraph-rsid="006c29a7" style:font-weight-asian="bold" style:font-weight-complex="bold"/>
    </style:style>
    <style:style style:name="P60" style:family="paragraph" style:parent-style-name="Standard" style:list-style-name="L1">
      <style:text-properties style:text-position="0% 100%" style:text-underline-style="solid" style:text-underline-width="auto" style:text-underline-color="font-color" fo:font-weight="bold" officeooo:rsid="003df1aa" officeooo:paragraph-rsid="003df1aa" style:font-weight-asian="bold" style:font-weight-complex="bold"/>
    </style:style>
    <style:style style:name="P61" style:family="paragraph" style:parent-style-name="Standard" style:list-style-name="L1">
      <style:text-properties style:text-position="0% 100%" style:text-underline-style="solid" style:text-underline-width="auto" style:text-underline-color="font-color" fo:font-weight="bold" officeooo:rsid="00451cdb" officeooo:paragraph-rsid="00451cdb" style:font-weight-asian="bold" style:font-weight-complex="bold"/>
    </style:style>
    <style:style style:name="P62" style:family="paragraph" style:parent-style-name="Standard" style:list-style-name="L14">
      <style:text-properties style:text-underline-style="none" fo:font-weight="normal" officeooo:rsid="006edab0" officeooo:paragraph-rsid="006edab0" style:font-weight-asian="normal" style:font-weight-complex="normal"/>
    </style:style>
    <style:style style:name="P63" style:family="paragraph" style:parent-style-name="Standard" style:list-style-name="L16">
      <style:text-properties style:text-underline-style="none" fo:font-weight="normal" officeooo:rsid="0070933b" officeooo:paragraph-rsid="0070933b" style:font-weight-asian="normal" style:font-weight-complex="normal"/>
    </style:style>
    <style:style style:name="P64" style:family="paragraph" style:parent-style-name="Standard" style:list-style-name="L16">
      <style:text-properties style:text-underline-style="none" fo:font-weight="normal" officeooo:rsid="007134cf" officeooo:paragraph-rsid="007134cf" style:font-weight-asian="normal" style:font-weight-complex="normal"/>
    </style:style>
    <style:style style:name="P65" style:family="paragraph" style:parent-style-name="Standard" style:list-style-name="L15">
      <style:text-properties style:text-underline-style="none" fo:font-weight="bold" officeooo:rsid="006edab0" officeooo:paragraph-rsid="006edab0" style:font-weight-asian="bold" style:font-weight-complex="bold"/>
    </style:style>
    <style:style style:name="P66" style:family="paragraph" style:parent-style-name="Standard" style:list-style-name="L16">
      <style:text-properties style:text-underline-style="none" fo:font-weight="bold" officeooo:rsid="007134cf" officeooo:paragraph-rsid="007134cf" style:font-weight-asian="bold" style:font-weight-complex="bold"/>
    </style:style>
    <style:style style:name="P67" style:family="paragraph" style:parent-style-name="Standard" style:list-style-name="L15">
      <style:text-properties style:text-underline-style="solid" style:text-underline-width="auto" style:text-underline-color="font-color" fo:font-weight="normal" officeooo:rsid="0070933b" officeooo:paragraph-rsid="0070933b" style:font-weight-asian="normal" style:font-weight-complex="normal"/>
    </style:style>
    <style:style style:name="T1" style:family="text">
      <style:text-properties officeooo:rsid="00202c4c"/>
    </style:style>
    <style:style style:name="T2" style:family="text">
      <style:text-properties officeooo:rsid="00276ce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bc9d8" style:font-weight-asian="bold" style:font-weight-complex="bold"/>
    </style:style>
    <style:style style:name="T5" style:family="text">
      <style:text-properties fo:font-weight="bold" officeooo:rsid="00672903" style:font-weight-asian="bold" style:font-weight-complex="bold"/>
    </style:style>
    <style:style style:name="T6" style:family="text">
      <style:text-properties style:text-underline-style="solid" style:text-underline-width="auto" style:text-underline-color="font-color" officeooo:rsid="002b04ca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47ca3e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officeooo:rsid="006e154d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46255c" style:font-weight-asian="normal" style:font-weight-complex="normal"/>
    </style:style>
    <style:style style:name="T13" style:family="text">
      <style:text-properties style:text-underline-style="none" fo:font-weight="normal" officeooo:rsid="006b01ee" style:font-weight-asian="normal" style:font-weight-complex="normal"/>
    </style:style>
    <style:style style:name="T14" style:family="text">
      <style:text-properties style:text-underline-style="none" fo:font-weight="normal" officeooo:rsid="006e154d" style:font-weight-asian="normal" style:font-weight-complex="normal"/>
    </style:style>
    <style:style style:name="T15" style:family="text">
      <style:text-properties officeooo:rsid="002bc9d8"/>
    </style:style>
    <style:style style:name="T16" style:family="text">
      <style:text-properties officeooo:rsid="003dc344"/>
    </style:style>
    <style:style style:name="T17" style:family="text">
      <style:text-properties officeooo:rsid="003df1aa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46255c" style:font-weight-asian="normal" style:font-weight-complex="normal"/>
    </style:style>
    <style:style style:name="T20" style:family="text">
      <style:text-properties fo:font-weight="normal" officeooo:rsid="00471682" style:font-weight-asian="normal" style:font-weight-complex="normal"/>
    </style:style>
    <style:style style:name="T21" style:family="text">
      <style:text-properties fo:font-weight="normal" officeooo:rsid="0047dde0" style:font-weight-asian="normal" style:font-weight-complex="normal"/>
    </style:style>
    <style:style style:name="T22" style:family="text">
      <style:text-properties fo:font-weight="normal" officeooo:rsid="004e0329" style:font-weight-asian="normal" style:font-weight-complex="normal"/>
    </style:style>
    <style:style style:name="T23" style:family="text">
      <style:text-properties fo:font-weight="normal" officeooo:rsid="006b01ee" style:font-weight-asian="normal" style:font-weight-complex="normal"/>
    </style:style>
    <style:style style:name="T24" style:family="text">
      <style:text-properties fo:font-weight="normal" officeooo:rsid="007218cf" style:font-weight-asian="normal" style:font-weight-complex="normal"/>
    </style:style>
    <style:style style:name="T25" style:family="text">
      <style:text-properties fo:font-weight="normal" officeooo:rsid="007ac9a6" style:font-weight-asian="normal" style:font-weight-complex="normal"/>
    </style:style>
    <style:style style:name="T26" style:family="text">
      <style:text-properties fo:font-weight="normal" officeooo:rsid="007ccbb2" style:font-weight-asian="normal" style:font-weight-complex="normal"/>
    </style:style>
    <style:style style:name="T27" style:family="text">
      <style:text-properties fo:font-weight="normal" officeooo:rsid="007e451b" style:font-weight-asian="normal" style:font-weight-complex="normal"/>
    </style:style>
    <style:style style:name="T28" style:family="text">
      <style:text-properties officeooo:rsid="00494fc9"/>
    </style:style>
    <style:style style:name="T29" style:family="text">
      <style:text-properties officeooo:rsid="004c1c23"/>
    </style:style>
    <style:style style:name="T30" style:family="text">
      <style:text-properties officeooo:rsid="004f295f"/>
    </style:style>
    <style:style style:name="T31" style:family="text">
      <style:text-properties officeooo:rsid="005635e6"/>
    </style:style>
    <style:style style:name="T32" style:family="text">
      <style:text-properties officeooo:rsid="0060c6c6"/>
    </style:style>
    <style:style style:name="T33" style:family="text">
      <style:text-properties officeooo:rsid="0060e4c7"/>
    </style:style>
    <style:style style:name="T34" style:family="text">
      <style:text-properties officeooo:rsid="006150e1"/>
    </style:style>
    <style:style style:name="T35" style:family="text">
      <style:text-properties officeooo:rsid="00615d19"/>
    </style:style>
    <style:style style:name="T36" style:family="text">
      <style:text-properties officeooo:rsid="00676ee4"/>
    </style:style>
    <style:style style:name="T37" style:family="text">
      <style:text-properties officeooo:rsid="00694698"/>
    </style:style>
    <style:style style:name="T38" style:family="text">
      <style:text-properties officeooo:rsid="006ce81a"/>
    </style:style>
    <style:style style:name="T39" style:family="text">
      <style:text-properties officeooo:rsid="00770724"/>
    </style:style>
    <style:style style:name="T40" style:family="text">
      <style:text-properties officeooo:rsid="0077718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772in" fo:text-indent="-0.25in" fo:margin-left="1.477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NGINE GAME ENGINE</text:p>
      <text:p text:style-name="P3"/>
      <text:p text:style-name="P3">Cross platform and lightweight game engine.</text:p>
      <text:p text:style-name="P3">Written in C99</text:p>
      <text:p text:style-name="P4">Uses OpenGL 3.0 and GLESv2 – <text:span text:style-name="T31">GLESv3.2</text:span></text:p>
      <text:p text:style-name="P5">Core OpenGL 3.2+ can also be used however <text:span text:style-name="T34">(maily GL 3.3)</text:span></text:p>
      <text:p text:style-name="P5">Mainly does 3D Graphics</text:p>
      <text:p text:style-name="P5"/>
      <text:p text:style-name="P2">MODULES</text:p>
      <text:list xml:id="list4270415995" text:style-name="L1">
        <text:list-item>
          <text:p text:style-name="P15"><text:span text:style-name="T3">dengine-</text:span><text:span text:style-name="T5">core</text:span> – Contains the basic functions to <text:span text:style-name="T1">create context, textures, </text:span><text:span text:style-name="T2">buffers and drawing</text:span></text:p>
          <text:list>
            <text:list-item>
              <text:list>
                <text:list-header>
                  <text:p text:style-name="P56">HEADERS</text:p>
                </text:list-header>
              </text:list>
            </text:list-item>
          </text:list>
        </text:list-item>
      </text:list>
      <text:list xml:id="list681987542" text:style-name="L2">
        <text:list-item>
          <text:list>
            <text:list-item>
              <text:list>
                <text:list-item>
                  <text:list>
                    <text:list-item>
                      <text:p text:style-name="P16">dengine_config.h – Compile define<text:span text:style-name="T32">s</text:span> for compiling</text:p>
                    </text:list-item>
                  </text:list>
                </text:list-item>
              </text:list>
            </text:list-item>
          </text:list>
        </text:list-item>
      </text:list>
      <text:list xml:id="list3645176572" text:style-name="L3">
        <text:list-item>
          <text:list>
            <text:list-item>
              <text:list>
                <text:list-item>
                  <text:p text:style-name="P17">window.h – Creates context</text:p>
                </text:list-item>
                <text:list-item>
                  <text:p text:style-name="P18">loadgl.h – Function loader for OpenGL</text:p>
                </text:list-item>
                <text:list-item>
                  <text:p text:style-name="P20">checkgl.h – Check for any OpenGL errors</text:p>
                </text:list-item>
                <text:list-item>
                  <text:p text:style-name="P21">buffer.h – Creates <text:span text:style-name="T30">general</text:span> buffers <text:span text:style-name="T30">(array, index, unifrom etc.)</text:span></text:p>
                </text:list-item>
                <text:list-item>
                  <text:p text:style-name="P22">v<text:span text:style-name="T33">ertex</text:span>.h – Vertex <text:span text:style-name="T33">attributes and </text:span>array<text:span text:style-name="T33">s</text:span> for OpenGL</text:p>
                </text:list-item>
                <text:list-item>
                  <text:p text:style-name="P19">shader.h – Shader compilation and linking</text:p>
                </text:list-item>
                <text:list-item>
                  <text:p text:style-name="P23">texture.h – Loads 2D and Cubemap textures</text:p>
                </text:list-item>
                <text:list-item>
                  <text:p text:style-name="P24">camera.h – Creates view and project matrix for 3D</text:p>
                </text:list-item>
                <text:list-item>
                  <text:p text:style-name="P25">primitive.h – Generate basic primitives e.g. <text:span text:style-name="T35">triangles, </text:span><text:span text:style-name="T29">quad, </text:span>cube, grid, 3d-axis</text:p>
                </text:list-item>
                <text:list-item>
                  <text:p text:style-name="P26">draw.h – Draws arrays or indexed <text:span text:style-name="T28">elements</text:span></text:p>
                </text:list-item>
                <text:list-item>
                  <text:p text:style-name="P17">input.h – Interface to native Input</text:p>
                </text:list-item>
                <text:list-item>
                  <text:p text:style-name="P27">framebuffer.h – Framebuffer operations</text:p>
                </text:list-item>
                <text:list-item>
                  <text:p text:style-name="P28">lighting.h – Basic light sources</text:p>
                  <text:p text:style-name="P28"/>
                </text:list-item>
              </text:list>
            </text:list-item>
          </text:list>
        </text:list-item>
      </text:list>
      <text:p text:style-name="P6"><text:tab/><text:tab/><text:span text:style-name="T6">DEPENDS</text:span></text:p>
      <text:list xml:id="list2237713260" text:style-name="L4">
        <text:list-item>
          <text:p text:style-name="P31">GLFW – Context and Input <text:span text:style-name="T39">for Desktop GL</text:span></text:p>
        </text:list-item>
        <text:list-item>
          <text:p text:style-name="P32">CGLM – Math for OpenGL</text:p>
        </text:list-item>
        <text:list-item>
          <text:p text:style-name="P31">GLAD – Function <text:span text:style-name="T16">and extension </text:span>loader for OpenGL</text:p>
        </text:list-item>
        <text:list-item>
          <text:p text:style-name="P31">EGL – Context creation for GLES</text:p>
        </text:list-item>
        <text:list-item>
          <text:p text:style-name="P29">STB – stb_image.h to read texture files</text:p>
          <text:p text:style-name="P31"/>
        </text:list-item>
      </text:list>
      <text:list xml:id="list221518842104313" text:continue-list="list4270415995" text:style-name="L1">
        <text:list-item>
          <text:p text:style-name="P59"><text:span text:style-name="T10">dengine-utils</text:span><text:span text:style-name="T11"> – Various </text:span><text:span text:style-name="T14">misc. </text:span><text:span text:style-name="T11">utilities </text:span></text:p>
          <text:list>
            <text:list-item>
              <text:list>
                <text:list-header>
                  <text:p text:style-name="P57">HEADERS</text:p>
                </text:list-header>
              </text:list>
            </text:list-item>
          </text:list>
        </text:list-item>
      </text:list>
      <text:list xml:id="list3747622410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4">file<text:span text:style-name="T36">s</text:span><text:span text:style-name="T37">ys</text:span><text:span text:style-name="T36">.</text:span>h – <text:span text:style-name="T36">File functions like</text:span> <text:span text:style-name="T36">read</text:span> to a memory block</text:p>
                        </text:list-item>
                        <text:list-item>
                          <text:p text:style-name="P35">os.h – OS specifics like mkdir, <text:span text:style-name="T38">dialogs</text:span></text:p>
                        </text:list-item>
                        <text:list-item>
                          <text:p text:style-name="P36">logging.h – Logging functions</text:p>
                        </text:list-item>
                        <text:list-item>
                          <text:p text:style-name="P37">vtor.h – C++ like std::vector implemetation</text:p>
                        </text:list-item>
                        <text:list-item>
                          <text:p text:style-name="P38">confserialize.h – Serialize ASCII text to key-value pairs</text:p>
                        </text:list-item>
                        <text:list-item>
                          <text:p text:style-name="P41">rng.h – Random number generator</text:p>
                        </text:list-item>
                        <text:list-item>
                          <text:p text:style-name="P42">time<text:span text:style-name="T40">r</text:span>.h – Time interface for delta and curren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<text:tab/><text:tab/></text:p>
      <text:p text:style-name="P8"><text:tab/><text:tab/><text:span text:style-name="T9">DEPENDS</text:span></text:p>
      <text:list xml:id="list3324626638" text:style-name="L6">
        <text:list-item>
          <text:p text:style-name="P43">GTK3 – For dialogs on Linux</text:p>
        </text:list-item>
      </text:list>
      <text:list xml:id="list221517937112736" text:continue-list="list221518842104313" text:style-name="L1">
        <text:list-item>
          <text:list>
            <text:list-item>
              <text:list>
                <text:list-item>
                  <text:list>
                    <text:list-header>
                      <text:p text:style-name="P39"/>
                    </text:list-header>
                  </text:list>
                </text:list-item>
              </text:list>
            </text:list-item>
          </text:list>
        </text:list-item>
        <text:list-item>
          <text:p text:style-name="P44"><text:span text:style-name="T3">dengine-</text:span><text:span text:style-name="T4">model </text:span><text:span text:style-name="T15">– Loads various model formats &lt;Wavefront OBJ’s&gt;</text:span></text:p>
          <text:list>
            <text:list-item>
              <text:list>
                <text:list-header>
                  <text:p text:style-name="P56">HEADERS</text:p>
                </text:list-header>
              </text:list>
            </text:list-item>
          </text:list>
        </text:list-item>
      </text:list>
      <text:list xml:id="list935828557"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3">model.h – <text:span text:style-name="T17">Loads model formats</text:span></text:p>
                          <text:p text:style-name="P33"><text:soft-pag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21518001980271" text:continue-list="list221517937112736" text:style-name="L1">
        <text:list-item>
          <text:p text:style-name="P60"><text:span text:style-name="T10">dengine-scene</text:span><text:span text:style-name="T11"> – Scene creation. Serializes JSON </text:span></text:p>
          <text:list>
            <text:list-item>
              <text:list>
                <text:list-header>
                  <text:p text:style-name="P56">HEADERS</text:p>
                </text:list-header>
              </text:list>
            </text:list-item>
          </text:list>
        </text:list-item>
      </text:list>
      <text:list xml:id="list2064084722" text:style-name="L8">
        <text:list-item>
          <text:list>
            <text:list-item>
              <text:list>
                <text:list-item>
                  <text:list>
                    <text:list-item>
                      <text:p text:style-name="P45">scene.h – Parses json to various scene constructs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9"><text:span text:style-name="T18"><text:tab/><text:tab/></text:span><text:span text:style-name="T7">DEPENDS</text:span></text:p>
      <text:list xml:id="list507190094" text:style-name="L9">
        <text:list-item>
          <text:p text:style-name="P46">Any JSON library can do. Use JSON-C</text:p>
          <text:p text:style-name="P46"/>
        </text:list-item>
      </text:list>
      <text:list xml:id="list221517412982026" text:continue-list="list221518001980271" text:style-name="L1">
        <text:list-item>
          <text:p text:style-name="P61"><text:span text:style-name="T10">dengine-script</text:span><text:span text:style-name="T11"> – Scripting </text:span><text:span text:style-name="T12">using Python </text:span><text:span text:style-name="T13">3</text:span></text:p>
          <text:list>
            <text:list-item>
              <text:list>
                <text:list-header>
                  <text:p text:style-name="P56">HEADERS</text:p>
                </text:list-header>
              </text:list>
            </text:list-item>
          </text:list>
        </text:list-item>
      </text:list>
      <text:list xml:id="list3707090260" text:style-name="L10">
        <text:list-item>
          <text:p text:style-name="P50"><text:span text:style-name="T18">scripting.h – </text:span><text:span text:style-name="T19">Creates an initialize Python Interpreter. Loads .py scripts</text:span></text:p>
        </text:list-item>
        <text:list-item>
          <text:p text:style-name="P48">py_modules.h – Initializes Python modules</text:p>
        </text:list-item>
        <text:list-item>
          <text:p text:style-name="P51"><text:span text:style-name="T18">&lt;python-modules&gt; - Extension C modules for Python </text:span><text:span text:style-name="T20">scripts</text:span></text:p>
          <text:p text:style-name="P49"/>
        </text:list-item>
      </text:list>
      <text:p text:style-name="P10"><text:span text:style-name="T20"><text:tab/><text:tab/></text:span><text:span text:style-name="T8">DEPENDS</text:span></text:p>
      <text:list xml:id="list4108075907" text:style-name="L11">
        <text:list-item>
          <text:p text:style-name="P52"><text:span text:style-name="T18">PYTHON </text:span><text:span text:style-name="T23">3</text:span><text:span text:style-name="T18"> – Very nice </text:span><text:span text:style-name="T22">library</text:span><text:span text:style-name="T21"> </text:span><text:span text:style-name="T18">:)</text:span></text:p>
          <text:p text:style-name="P40"/>
        </text:list-item>
      </text:list>
      <text:list xml:id="list221518436756831" text:continue-list="list221517412982026" text:style-name="L1">
        <text:list-item>
          <text:p text:style-name="P53">dengine-gui <text:span text:style-name="T18">-<text:tab/>Render GUI items. </text:span><text:span text:style-name="T26">GUI items are rendered immediately and have no state</text:span></text:p>
          <text:list>
            <text:list-item>
              <text:list>
                <text:list-header>
                  <text:p text:style-name="P58">HEADERS</text:p>
                </text:list-header>
              </text:list>
            </text:list-item>
          </text:list>
        </text:list-item>
      </text:list>
      <text:list xml:id="list2751281447" text:style-name="L12">
        <text:list-item>
          <text:list>
            <text:list-item>
              <text:list>
                <text:list-item>
                  <text:p text:style-name="P54"><text:span text:style-name="T18">gui.h – All gui init and drawing operations </text:span><text:span text:style-name="T27">and “widgets”</text:span></text:p>
                </text:list-item>
              </text:list>
            </text:list-item>
          </text:list>
        </text:list-item>
      </text:list>
      <text:p text:style-name="P30"/>
      <text:p text:style-name="P11"><text:span text:style-name="T18"><text:tab/><text:tab/></text:span><text:span text:style-name="T7">DEPENDS</text:span></text:p>
      <text:list xml:id="list627287377" text:style-name="L13">
        <text:list-item>
          <text:p text:style-name="P55"><text:span text:style-name="T18">STB – </text:span><text:span text:style-name="T25">stb_truetype.h to read .ttf</text:span></text:p>
        </text:list-item>
      </text:list>
      <text:list xml:id="list221517270379393" text:continue-list="list221518436756831" text:style-name="L1">
        <text:list-item>
          <text:list>
            <text:list-item>
              <text:list>
                <text:list-header>
                  <text:p text:style-name="P47"/>
                </text:list-header>
              </text:list>
            </text:list-item>
          </text:list>
        </text:list-item>
      </text:list>
      <text:p text:style-name="P12"/>
      <text:p text:style-name="P13">TESTS</text:p>
      <text:list xml:id="list354859276" text:style-name="L14">
        <text:list-item>
          <text:p text:style-name="P62">There are tests for each module.</text:p>
        </text:list-item>
      </text:list>
      <text:p text:style-name="P14"/>
      <text:p text:style-name="P13">PROGRAMS</text:p>
      <text:list xml:id="list872248196" text:style-name="L15">
        <text:list-item>
          <text:p text:style-name="P65">dengitor – <text:span text:style-name="T18">Scene editor for </text:span>dengine-scene <text:span text:style-name="T18">and dengine project manager. Incorporates most if not all libraries</text:span></text:p>
        </text:list-item>
        <text:list-item>
          <text:p text:style-name="P65">dengibuild – <text:span text:style-name="T18">Compile and package a project to a platform</text:span></text:p>
          <text:list>
            <text:list-header>
              <text:p text:style-name="P67">DEPENDS</text:p>
            </text:list-header>
          </text:list>
        </text:list-item>
      </text:list>
      <text:list xml:id="list1562526180" text:style-name="L16">
        <text:list-item>
          <text:list>
            <text:list-item>
              <text:p text:style-name="P63">A fast compression algo like LZ4</text:p>
            </text:list-item>
            <text:list-item>
              <text:p text:style-name="P64">Working C compiler. </text:p>
            </text:list-item>
            <text:list-item>
              <text:p text:style-name="P66"><text:span text:style-name="T18">Working C</text:span><text:span text:style-name="T24">M</text:span><text:span text:style-name="T18">ake installation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imbus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imbus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imbus Sans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31T18:36:21.545284759</meta:creation-date>
    <meta:generator>LibreOffice/7.3.0.3$Linux_X86_64 LibreOffice_project/30$Build-3</meta:generator>
    <dc:date>2022-02-08T22:15:16.299573520</dc:date>
    <meta:editing-duration>P1DT2H44M52S</meta:editing-duration>
    <meta:editing-cycles>97</meta:editing-cycles>
    <meta:document-statistic meta:table-count="0" meta:image-count="0" meta:object-count="0" meta:page-count="2" meta:paragraph-count="76" meta:word-count="406" meta:character-count="2541" meta:non-whitespace-character-count="2201"/>
  </office:meta>
</office:document-meta>
</file>